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161.29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  <style:style style:name="ce6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  <style:style style:name="ce11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UCHET" table:style-name="ta1">
        <table:table-column table:style-name="co1" table:number-columns-repeated="1018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OUCHET CNN</text:p>
          </table:table-cell>
          <table:table-cell table:style-name="ce6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7"/>
          <table:table-cell table:style-name="ce7" table:number-columns-repeated="1012"/>
          <table:table-cell table:number-columns-repeated="6"/>
        </table:table-row>
        <table:table-row table:style-name="ro2">
          <table:table-cell table:style-name="ce4" office:value-type="string" calcext:value-type="string">
            <text:p>JOB ID</text:p>
          </table:table-cell>
          <table:table-cell table:style-name="ce4" office:value-type="string" calcext:value-type="string">
            <text:p>STEGO IMAGE DATA</text:p>
          </table:table-cell>
          <table:table-cell table:style-name="ce4" office:value-type="string" calcext:value-type="string">
            <text:p>STEGO IMAGE QUANTITY</text:p>
          </table:table-cell>
          <table:table-cell table:style-name="ce4" office:value-type="string" calcext:value-type="string">
            <text:p>NUMBER of EMBEDDING KEYS </text:p>
          </table:table-cell>
          <table:table-cell table:style-name="ce4" office:value-type="string" calcext:value-type="string">
            <text:p>TEST ACCURACY</text:p>
          </table:table-cell>
          <table:table-cell table:style-name="ce4" office:value-type="string" calcext:value-type="string">
            <text:p>AVERAGE OF THREE RUNS</text:p>
          </table:table-cell>
          <table:table-cell table:style-name="ce4" table:number-columns-repeated="1012"/>
          <table:table-cell table:style-name="ce8" table:number-columns-repeated="6"/>
        </table:table-row>
        <table:table-row table:style-name="ro3">
          <table:table-cell office:value-type="float" office:value="159670" calcext:value-type="float">
            <text:p>15967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36480040170726" calcext:value-type="float">
            <text:p>0.936480040170726</text:p>
          </table:table-cell>
          <table:table-cell table:number-columns-repeated="1019"/>
        </table:table-row>
        <table:table-row table:style-name="ro3">
          <table:table-cell office:value-type="float" office:value="159671" calcext:value-type="float">
            <text:p>159671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84684910871203" calcext:value-type="float">
            <text:p>0.984684910871203</text:p>
          </table:table-cell>
          <table:table-cell table:number-columns-repeated="1019"/>
        </table:table-row>
        <table:table-row table:style-name="ro3">
          <table:table-cell office:value-type="float" office:value="159672" calcext:value-type="float">
            <text:p>159672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7464222947527" calcext:value-type="float">
            <text:p>0.97464222947527</text:p>
          </table:table-cell>
          <table:table-cell table:formula="of:=AVERAGE([.E3:.E5])" office:value-type="float" office:value="0.9652690601724" calcext:value-type="float">
            <text:p>0.9652690601724</text:p>
          </table:table-cell>
          <table:table-cell table:number-columns-repeated="1018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790610092939697" calcext:value-type="float">
            <text:p>0.790610092939697</text:p>
          </table:table-cell>
          <table:table-cell table:number-columns-repeated="1019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09" calcext:value-type="float">
            <text:p>162309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04368566444643" calcext:value-type="float">
            <text:p>0.204368566444643</text:p>
          </table:table-cell>
          <table:table-cell table:number-columns-repeated="1019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343208636717224" calcext:value-type="float">
            <text:p>0.343208636717224</text:p>
          </table:table-cell>
          <table:table-cell table:number-columns-repeated="1019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289909638554217" calcext:value-type="float">
            <text:p>0.289909638554217</text:p>
          </table:table-cell>
          <table:table-cell table:number-columns-repeated="1019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431726907631" calcext:value-type="float">
            <text:p>0.170431726907631</text:p>
          </table:table-cell>
          <table:table-cell table:number-columns-repeated="1019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>
          <table:table-cell office:value-type="float" office:value="159675" calcext:value-type="float">
            <text:p>159675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69879518072289" calcext:value-type="float">
            <text:p>0.969879518072289</text:p>
          </table:table-cell>
          <table:table-cell table:number-columns-repeated="1019"/>
        </table:table-row>
        <table:table-row table:style-name="ro3">
          <table:table-cell office:value-type="float" office:value="159676" calcext:value-type="float">
            <text:p>159676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453815261044" calcext:value-type="float">
            <text:p>0.988453815261044</text:p>
          </table:table-cell>
          <table:table-cell table:number-columns-repeated="1019"/>
        </table:table-row>
        <table:table-row table:style-name="ro3">
          <table:table-cell office:value-type="float" office:value="159677" calcext:value-type="float">
            <text:p>159677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704819277108" calcext:value-type="float">
            <text:p>0.988704819277108</text:p>
          </table:table-cell>
          <table:table-cell table:formula="of:=AVERAGE([.E21:.E23])" office:value-type="float" office:value="0.982346050870147" calcext:value-type="float">
            <text:p>0.982346050870147</text:p>
          </table:table-cell>
          <table:table-cell table:number-columns-repeated="1018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9733868943008" calcext:value-type="float">
            <text:p>0.819733868943008</text:p>
          </table:table-cell>
          <table:table-cell table:number-columns-repeated="1019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11" calcext:value-type="float">
            <text:p>162311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88149635975247" calcext:value-type="float">
            <text:p>0.388149635975247</text:p>
          </table:table-cell>
          <table:table-cell table:number-columns-repeated="1019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342871485943775" calcext:value-type="float">
            <text:p>0.342871485943775</text:p>
          </table:table-cell>
          <table:table-cell table:number-columns-repeated="1019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98293172690763" calcext:value-type="float">
            <text:p>0.198293172690763</text:p>
          </table:table-cell>
          <table:table-cell table:number-columns-repeated="1019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2690763052209" calcext:value-type="float">
            <text:p>0.172690763052209</text:p>
          </table:table-cell>
          <table:table-cell table:number-columns-repeated="1019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>
          <table:table-cell office:value-type="float" office:value="159680" calcext:value-type="float">
            <text:p>15968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84935977906101" calcext:value-type="float">
            <text:p>0.984935977906101</text:p>
          </table:table-cell>
          <table:table-cell table:number-columns-repeated="1019"/>
        </table:table-row>
        <table:table-row table:style-name="ro3">
          <table:table-cell office:value-type="float" office:value="159681" calcext:value-type="float">
            <text:p>159681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59578207426265" calcext:value-type="float">
            <text:p>0.959578207426265</text:p>
          </table:table-cell>
          <table:table-cell table:number-columns-repeated="1019"/>
        </table:table-row>
        <table:table-row table:style-name="ro3">
          <table:table-cell office:value-type="float" office:value="159682" calcext:value-type="float">
            <text:p>159682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68867687687573" calcext:value-type="float">
            <text:p>0.968867687687573</text:p>
          </table:table-cell>
          <table:table-cell table:formula="of:=AVERAGE([.E39:.E41])" office:value-type="float" office:value="0.971127291006646" calcext:value-type="float">
            <text:p>0.971127291006646</text:p>
          </table:table-cell>
          <table:table-cell table:number-columns-repeated="1018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291237763475" calcext:value-type="float">
            <text:p>0.80291237763475</text:p>
          </table:table-cell>
          <table:table-cell table:number-columns-repeated="1019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float" office:value="162310" calcext:value-type="float">
            <text:p>162310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30730605097742" calcext:value-type="float">
            <text:p>0.230730605097742</text:p>
          </table:table-cell>
          <table:table-cell table:number-columns-repeated="1019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320110469502838" calcext:value-type="float">
            <text:p>0.320110469502838</text:p>
          </table:table-cell>
          <table:table-cell table:number-columns-repeated="1019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566265060241" calcext:value-type="float">
            <text:p>0.16566265060241</text:p>
          </table:table-cell>
          <table:table-cell table:number-columns-repeated="1019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403614457831" calcext:value-type="float">
            <text:p>0.163403614457831</text:p>
          </table:table-cell>
          <table:table-cell table:number-columns-repeated="1019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EG" table:style-name="ta1">
        <table:table-column table:style-name="co2" table:number-columns-repeated="6" table:default-cell-style-name="ce2"/>
        <table:table-column table:style-name="co2" table:number-columns-repeated="1018" table:default-cell-style-name="Default"/>
        <table:table-row table:style-name="ro1">
          <table:table-cell table:style-name="ce9" office:value-type="string" calcext:value-type="string">
            <text:p>YEG CNN</text:p>
          </table:table-cell>
          <table:table-cell table:style-name="ce11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7"/>
          <table:table-cell table:style-name="ce7" table:number-columns-repeated="1012"/>
          <table:table-cell table:number-columns-repeated="6"/>
        </table:table-row>
        <table:table-row table:style-name="ro5">
          <table:table-cell table:style-name="ce4" office:value-type="string" calcext:value-type="string">
            <text:p>JOB ID</text:p>
          </table:table-cell>
          <table:table-cell table:style-name="ce4" office:value-type="string" calcext:value-type="string">
            <text:p>STEGO IMAGE DATA</text:p>
          </table:table-cell>
          <table:table-cell table:style-name="ce4" office:value-type="string" calcext:value-type="string">
            <text:p>STEGO IMAGE QUANTITY</text:p>
          </table:table-cell>
          <table:table-cell table:style-name="ce4" office:value-type="string" calcext:value-type="string">
            <text:p>NUMBER of EMBEDDING KEYS </text:p>
          </table:table-cell>
          <table:table-cell table:style-name="ce4" office:value-type="string" calcext:value-type="string">
            <text:p>TEST ACCURACY</text:p>
          </table:table-cell>
          <table:table-cell table:style-name="ce4" office:value-type="string" calcext:value-type="string">
            <text:p>AVERAGE OF THREE RUNS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WOW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COUCHET.A3:COUCHET.AMJ56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0:23:36.202937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44:14.518385436</meta:creation-date>
    <dc:date>2019-02-28T11:15:47.207232122</dc:date>
    <meta:editing-duration>PT2H2M32S</meta:editing-duration>
    <meta:editing-cycles>12</meta:editing-cycles>
    <meta:generator>LibreOffice/6.0.7.3$Linux_X86_64 LibreOffice_project/00m0$Build-3</meta:generator>
    <meta:document-statistic meta:table-count="2" meta:cell-count="337" meta:object-count="0"/>
  </office:meta>
</office:document-meta>
</file>